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988c5" officeooo:paragraph-rsid="001988c5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988c5" officeooo:paragraph-rsid="001988c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1988c5" officeooo:paragraph-rsid="001988c5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1a4fff" officeooo:paragraph-rsid="001a4ff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4ff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44</text:span> – CONTROLE DE TAREFAS NO SHELL – COMANDOS BG, FG, JOBS</text:p>
      <text:p text:style-name="P1"/>
      <text:p text:style-name="P2">*** CONTROLE DE TAREFAS ***</text:p>
      <text:p text:style-name="P2"/>
      <text:p text:style-name="P3"><text:span text:style-name="T2">Shell</text:span></text:p>
      <text:p text:style-name="P3"><text:span text:style-name="T2"/></text:p>
      <text:p text:style-name="P3"><text:span text:style-name="T2">Background – Segundo plano</text:span></text:p>
      <text:p text:style-name="P3"><text:span text:style-name="T2">Foreground – Vinculado ao terminal</text:span></text:p>
      <text:p text:style-name="P3"><text:span text:style-name="T2"/></text:p>
      <text:p text:style-name="P3"><text:span text:style-name="T2">Tarefa: um processo colocado em background número de identificação, sempre a partir de 1.</text:span></text:p>
      <text:p text:style-name="P3"><text:span text:style-name="T2">Não confunda número de tarefa com PID do processo</text:span></text:p>
      <text:p text:style-name="P3"><text:span text:style-name="T2"/></text:p>
      <text:p text:style-name="P3"><text:span text:style-name="T2">&amp; </text:span></text:p>
      <text:p text:style-name="P3"><text:span text:style-name="T2"/></text:p>
      <text:p text:style-name="P3"><text:s/><text:span text:style-name="T3">Comandos bg e fg</text:span></text:p>
      <text:p text:style-name="P3"><text:span text:style-name="T3"/></text:p>
      <text:p text:style-name="P4"><text:span text:style-name="T2">bg – Coloca a tarefa especificada em background</text:span></text:p>
      <text:p text:style-name="P4"><text:span text:style-name="T2">fg <text:s/>– Coloca a tarefa especificada em foreground</text:span></text:p>
      <text:p text:style-name="P4"><text:span text:style-name="T2"/></text:p>
      <text:p text:style-name="P4"><text:span text:style-name="T2">Sintaxe:</text:span></text:p>
      <text:p text:style-name="P4"><text:span text:style-name="T2"/></text:p>
      <text:p text:style-name="P4"><text:span text:style-name="T2">bg num_tarefa</text:span></text:p>
      <text:p text:style-name="P4"><text:span text:style-name="T2">fg num_tarefa</text:span></text:p>
      <text:p text:style-name="P4"><text:span text:style-name="T2"/></text:p>
      <text:p text:style-name="P4"><text:span text:style-name="T2">Comando job</text:span></text:p>
      <text:p text:style-name="P4"><text:span text:style-name="T2"/></text:p>
      <text:p text:style-name="P4"><text:span text:style-name="T2">Sintaxe:</text:span></text:p>
      <text:p text:style-name="P4"><text:span text:style-name="T2">jobs [opções]</text:span></text:p>
      <text:p text:style-name="P4"><text:span text:style-name="T2">-l <text:tab/>Listar também os PIDs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4T16:53:01.887166465</meta:creation-date>
    <dc:date>2020-04-04T17:26:23.378594489</dc:date>
    <meta:editing-duration>PT12M59S</meta:editing-duration>
    <meta:editing-cycles>1</meta:editing-cycles>
    <meta:document-statistic meta:table-count="0" meta:image-count="0" meta:object-count="0" meta:page-count="1" meta:paragraph-count="18" meta:word-count="80" meta:character-count="492" meta:non-whitespace-character-count="420"/>
    <meta:generator>LibreOffice/6.3.5.2$Linux_X86_64 LibreOffice_project/30$Build-2</meta:generator>
  </office:meta>
</office:document-meta>
</file>